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use-regular-expressions="false" table:use-wildcards="true"/>
      <table:table table:name="FILTER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Biology</text:p>
          </table:table-cell>
          <table:table-cell/>
          <table:table-cell table:number-matrix-columns-spanned="3" table:number-matrix-rows-spanned="3" table:formula="of:=COM.GITHUB.JFERARD.LOPOLYFILL.LOPOLYFILLIMPL.LOPFILTER([.A2:.C13];[.A2:.A13]&gt;50)"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7" calcext:value-type="float">
            <text:p>57</text:p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/>
          <table:table-cell table:number-matrix-columns-spanned="1" table:number-matrix-rows-spanned="1" table:formula="of:=COM.GITHUB.JFERARD.LOPOLYFILL.LOPOLYFILLIMPL.LOPFILTER([.A2:.C13];[.B2:.B13]&gt;90;&quot;No results&quot;)" office:value-type="string" office:string-value="No results" calcext:value-type="string">
            <text:p>No results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Apple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pple</text:p>
          </table:table-cell>
          <table:table-cell office:value-type="float" office:value="6.38" calcext:value-type="float">
            <text:p>6,38</text:p>
          </table:table-cell>
          <table:table-cell/>
          <table:table-cell table:number-matrix-columns-spanned="4" table:number-matrix-rows-spanned="4" table:formula="of:=COM.GITHUB.JFERARD.LOPOLYFILL.LOPOLYFILLIMPL.LOPFILTER([.A16:.D31];[.C16:.C31]=&quot;Apple&quot;)" office:value-type="string" office:string-value="East" calcext:value-type="string">
            <text:p>East</text:p>
          </table:table-cell>
          <table:table-cell office:value-type="string" office:string-value="Tom" calcext:value-type="string">
            <text:p>Tom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6.38" calcext:value-type="float">
            <text:p>6,38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Grape</text:p>
          </table:table-cell>
          <table:table-cell office:value-type="float" office:value="5.619" calcext:value-type="float">
            <text:p>5,619</text:p>
          </table:table-cell>
          <table:table-cell/>
          <table:table-cell office:value-type="string" office:string-value="East" calcext:value-type="string">
            <text:p>East</text:p>
          </table:table-cell>
          <table:table-cell office:value-type="string" office:string-value="Fritz" calcext:value-type="string">
            <text:p>Fritz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4.394" calcext:value-type="float">
            <text:p>4,394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Pear</text:p>
          </table:table-cell>
          <table:table-cell office:value-type="float" office:value="4.565" calcext:value-type="float">
            <text:p>4,565</text:p>
          </table:table-cell>
          <table:table-cell/>
          <table:table-cell office:value-type="string" office:string-value="South" calcext:value-type="string">
            <text:p>South</text:p>
          </table:table-cell>
          <table:table-cell office:value-type="string" office:string-value="Sal" calcext:value-type="string">
            <text:p>Sal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1.31" calcext:value-type="float">
            <text:p>1,31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Banana</text:p>
          </table:table-cell>
          <table:table-cell office:value-type="float" office:value="5.323" calcext:value-type="float">
            <text:p>5,323</text:p>
          </table:table-cell>
          <table:table-cell/>
          <table:table-cell office:value-type="string" office:string-value="South" calcext:value-type="string">
            <text:p>South</text:p>
          </table:table-cell>
          <table:table-cell office:value-type="string" office:string-value="Hector" calcext:value-type="string">
            <text:p>Hector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9.814" calcext:value-type="float">
            <text:p>9,814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Apple</text:p>
          </table:table-cell>
          <table:table-cell office:value-type="float" office:value="4.394" calcext:value-type="float">
            <text:p>4,3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Sravan</text:p>
          </table:table-cell>
          <table:table-cell office:value-type="string" calcext:value-type="string">
            <text:p>Grape</text:p>
          </table:table-cell>
          <table:table-cell office:value-type="float" office:value="7.195" calcext:value-type="float">
            <text:p>7,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Pear</text:p>
          </table:table-cell>
          <table:table-cell office:value-type="float" office:value="5.231" calcext:value-type="float">
            <text:p>5,231</text:p>
          </table:table-cell>
          <table:table-cell/>
          <table:table-cell table:number-matrix-columns-spanned="4" table:number-matrix-rows-spanned="2" table:formula="of:=COM.GITHUB.JFERARD.LOPOLYFILL.LOPOLYFILLIMPL.LOPFILTER([.A16:.D31];([.A16:.A31]=&quot;East&quot;)*([.C16:.C31]=&quot;Apple&quot;);&quot;&quot;)" office:value-type="string" office:string-value="East" calcext:value-type="string">
            <text:p>East</text:p>
          </table:table-cell>
          <table:table-cell office:value-type="string" office:string-value="Tom" calcext:value-type="string">
            <text:p>Tom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6.38" calcext:value-type="float">
            <text:p>6,38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Banana</text:p>
          </table:table-cell>
          <table:table-cell office:value-type="float" office:value="2.427" calcext:value-type="float">
            <text:p>2,427</text:p>
          </table:table-cell>
          <table:table-cell/>
          <table:table-cell office:value-type="string" office:string-value="East" calcext:value-type="string">
            <text:p>East</text:p>
          </table:table-cell>
          <table:table-cell office:value-type="string" office:string-value="Fritz" calcext:value-type="string">
            <text:p>Fritz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4.394" calcext:value-type="float">
            <text:p>4,394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Banana</text:p>
          </table:table-cell>
          <table:table-cell office:value-type="float" office:value="4.213" calcext:value-type="float">
            <text:p>4,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Pear</text:p>
          </table:table-cell>
          <table:table-cell office:value-type="float" office:value="3.239" calcext:value-type="float">
            <text:p>3,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Grape</text:p>
          </table:table-cell>
          <table:table-cell office:value-type="float" office:value="6.42" calcext:value-type="float">
            <text:p>6,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Apple</text:p>
          </table:table-cell>
          <table:table-cell office:value-type="float" office:value="1.31" calcext:value-type="float">
            <text:p>1,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Banana</text:p>
          </table:table-cell>
          <table:table-cell office:value-type="float" office:value="6.274" calcext:value-type="float">
            <text:p>6,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Sravan</text:p>
          </table:table-cell>
          <table:table-cell office:value-type="string" calcext:value-type="string">
            <text:p>Pear</text:p>
          </table:table-cell>
          <table:table-cell office:value-type="float" office:value="4.894" calcext:value-type="float">
            <text:p>4,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Grape</text:p>
          </table:table-cell>
          <table:table-cell office:value-type="float" office:value="7.58" calcext:value-type="float">
            <text:p>7,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Apple</text:p>
          </table:table-cell>
          <table:table-cell office:value-type="float" office:value="9.814" calcext:value-type="float">
            <text:p>9,814</text:p>
          </table:table-cell>
          <table:table-cell table:number-columns-repeated="5"/>
        </table:table-row>
      </table:table>
      <table:table table:name="RANDARRAY" table:style-name="ta1">
        <table:table-column table:style-name="co1" table:number-columns-repeated="11" table:default-cell-style-name="Default"/>
        <table:table-row table:style-name="ro1">
          <table:table-cell table:number-matrix-columns-spanned="2" table:number-matrix-rows-spanned="10" table:formula="of:=COM.GITHUB.JFERARD.LOPOLYFILL.LOPOLYFILLIMPL.LOPRANDARRAY(10;2;40;50;0)" office:value-type="float" office:value="45.0682499491493" calcext:value-type="float">
            <text:p>45,0682499491493</text:p>
          </table:table-cell>
          <table:table-cell office:value-type="float" office:value="43.1097050147108" calcext:value-type="float">
            <text:p>43,1097050147108</text:p>
          </table:table-cell>
          <table:table-cell table:number-columns-repeated="9"/>
        </table:table-row>
        <table:table-row table:style-name="ro1">
          <table:table-cell office:value-type="float" office:value="42.6497498916021" calcext:value-type="float">
            <text:p>42,6497498916021</text:p>
          </table:table-cell>
          <table:table-cell office:value-type="float" office:value="40.6689504442127" calcext:value-type="float">
            <text:p>40,6689504442127</text:p>
          </table:table-cell>
          <table:table-cell table:number-columns-repeated="9"/>
        </table:table-row>
        <table:table-row table:style-name="ro1">
          <table:table-cell office:value-type="float" office:value="45.2083253858673" calcext:value-type="float">
            <text:p>45,2083253858673</text:p>
          </table:table-cell>
          <table:table-cell office:value-type="float" office:value="45.1894188206005" calcext:value-type="float">
            <text:p>45,1894188206005</text:p>
          </table:table-cell>
          <table:table-cell table:number-columns-repeated="9"/>
        </table:table-row>
        <table:table-row table:style-name="ro1">
          <table:table-cell office:value-type="float" office:value="49.1285236295627" calcext:value-type="float">
            <text:p>49,1285236295627</text:p>
          </table:table-cell>
          <table:table-cell office:value-type="float" office:value="44.7425011714188" calcext:value-type="float">
            <text:p>44,7425011714188</text:p>
          </table:table-cell>
          <table:table-cell table:number-columns-repeated="9"/>
        </table:table-row>
        <table:table-row table:style-name="ro1">
          <table:table-cell office:value-type="float" office:value="44.7967534781628" calcext:value-type="float">
            <text:p>44,7967534781628</text:p>
          </table:table-cell>
          <table:table-cell office:value-type="float" office:value="45.9640263979029" calcext:value-type="float">
            <text:p>45,9640263979029</text:p>
          </table:table-cell>
          <table:table-cell table:number-columns-repeated="9"/>
        </table:table-row>
        <table:table-row table:style-name="ro1">
          <table:table-cell office:value-type="float" office:value="45.2831499270165" calcext:value-type="float">
            <text:p>45,2831499270165</text:p>
          </table:table-cell>
          <table:table-cell office:value-type="float" office:value="47.4384292101827" calcext:value-type="float">
            <text:p>47,4384292101827</text:p>
          </table:table-cell>
          <table:table-cell table:number-columns-repeated="9"/>
        </table:table-row>
        <table:table-row table:style-name="ro1">
          <table:table-cell office:value-type="float" office:value="49.3557724155921" calcext:value-type="float">
            <text:p>49,3557724155921</text:p>
          </table:table-cell>
          <table:table-cell office:value-type="float" office:value="47.1608438446662" calcext:value-type="float">
            <text:p>47,1608438446662</text:p>
          </table:table-cell>
          <table:table-cell table:number-columns-repeated="9"/>
        </table:table-row>
        <table:table-row table:style-name="ro1">
          <table:table-cell office:value-type="float" office:value="49.3964915644247" calcext:value-type="float">
            <text:p>49,3964915644247</text:p>
          </table:table-cell>
          <table:table-cell office:value-type="float" office:value="45.0150490777244" calcext:value-type="float">
            <text:p>45,0150490777244</text:p>
          </table:table-cell>
          <table:table-cell table:number-columns-repeated="9"/>
        </table:table-row>
        <table:table-row table:style-name="ro1">
          <table:table-cell office:value-type="float" office:value="46.2328650353244" calcext:value-type="float">
            <text:p>46,2328650353244</text:p>
          </table:table-cell>
          <table:table-cell office:value-type="float" office:value="45.1768605672004" calcext:value-type="float">
            <text:p>45,1768605672004</text:p>
          </table:table-cell>
          <table:table-cell table:number-columns-repeated="9"/>
        </table:table-row>
        <table:table-row table:style-name="ro1">
          <table:table-cell office:value-type="float" office:value="44.1413959872191" calcext:value-type="float">
            <text:p>44,1413959872191</text:p>
          </table:table-cell>
          <table:table-cell office:value-type="float" office:value="43.9938819445251" calcext:value-type="float">
            <text:p>43,993881944525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matrix-columns-spanned="3" table:number-matrix-rows-spanned="5" table:formula="of:=COM.GITHUB.JFERARD.LOPOLYFILL.LOPOLYFILLIMPL.LOPRANDARRAY(5;3)" office:value-type="float" office:value="0.603638945017743" calcext:value-type="float">
            <text:p>0,603638945017743</text:p>
          </table:table-cell>
          <table:table-cell office:value-type="float" office:value="0.997872046172774" calcext:value-type="float">
            <text:p>0,997872046172774</text:p>
          </table:table-cell>
          <table:table-cell office:value-type="float" office:value="0.725535270545588" calcext:value-type="float">
            <text:p>0,725535270545588</text:p>
          </table:table-cell>
          <table:table-cell/>
          <table:table-cell table:number-matrix-columns-spanned="3" table:number-matrix-rows-spanned="5" table:formula="of:=COM.GITHUB.JFERARD.LOPOLYFILL.LOPOLYFILLIMPL.LOPRANDARRAY(5;3;1;100)" office:value-type="float" office:value="73.9578196861642" calcext:value-type="float">
            <text:p>73,9578196861642</text:p>
          </table:table-cell>
          <table:table-cell office:value-type="float" office:value="52.2631486148816" calcext:value-type="float">
            <text:p>52,2631486148816</text:p>
          </table:table-cell>
          <table:table-cell office:value-type="float" office:value="56.5511112498129" calcext:value-type="float">
            <text:p>56,5511112498129</text:p>
          </table:table-cell>
          <table:table-cell/>
          <table:table-cell table:number-matrix-columns-spanned="3" table:number-matrix-rows-spanned="5" table:formula="of:=COM.GITHUB.JFERARD.LOPOLYFILL.LOPOLYFILLIMPL.LOPRANDARRAY(5;3;1;100;1)"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183568649569706" calcext:value-type="float">
            <text:p>0,183568649569706</text:p>
          </table:table-cell>
          <table:table-cell office:value-type="float" office:value="0.410658392893744" calcext:value-type="float">
            <text:p>0,410658392893744</text:p>
          </table:table-cell>
          <table:table-cell office:value-type="float" office:value="0.944179181553117" calcext:value-type="float">
            <text:p>0,944179181553117</text:p>
          </table:table-cell>
          <table:table-cell/>
          <table:table-cell office:value-type="float" office:value="10.9429820051046" calcext:value-type="float">
            <text:p>10,9429820051046</text:p>
          </table:table-cell>
          <table:table-cell office:value-type="float" office:value="74.8846007431652" calcext:value-type="float">
            <text:p>74,8846007431652</text:p>
          </table:table-cell>
          <table:table-cell office:value-type="float" office:value="44.2694367350425" calcext:value-type="float">
            <text:p>44,269436735042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.19866956322733" calcext:value-type="float">
            <text:p>0,19866956322733</text:p>
          </table:table-cell>
          <table:table-cell office:value-type="float" office:value="0.788646349723114" calcext:value-type="float">
            <text:p>0,788646349723114</text:p>
          </table:table-cell>
          <table:table-cell office:value-type="float" office:value="0.182147488170409" calcext:value-type="float">
            <text:p>0,182147488170409</text:p>
          </table:table-cell>
          <table:table-cell/>
          <table:table-cell office:value-type="float" office:value="87.1144119874403" calcext:value-type="float">
            <text:p>87,1144119874403</text:p>
          </table:table-cell>
          <table:table-cell office:value-type="float" office:value="85.4330626583306" calcext:value-type="float">
            <text:p>85,4330626583306</text:p>
          </table:table-cell>
          <table:table-cell office:value-type="float" office:value="23.5661973130247" calcext:value-type="float">
            <text:p>23,566197313024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.588728730709904" calcext:value-type="float">
            <text:p>0,588728730709904</text:p>
          </table:table-cell>
          <table:table-cell office:value-type="float" office:value="0.191102711832042" calcext:value-type="float">
            <text:p>0,191102711832042</text:p>
          </table:table-cell>
          <table:table-cell office:value-type="float" office:value="0.201417032831304" calcext:value-type="float">
            <text:p>0,201417032831304</text:p>
          </table:table-cell>
          <table:table-cell/>
          <table:table-cell office:value-type="float" office:value="24.5970698059545" calcext:value-type="float">
            <text:p>24,5970698059545</text:p>
          </table:table-cell>
          <table:table-cell office:value-type="float" office:value="29.5665549352107" calcext:value-type="float">
            <text:p>29,5665549352107</text:p>
          </table:table-cell>
          <table:table-cell office:value-type="float" office:value="65.4228319572759" calcext:value-type="float">
            <text:p>65,422831957275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336801181010248" calcext:value-type="float">
            <text:p>0,336801181010248</text:p>
          </table:table-cell>
          <table:table-cell office:value-type="float" office:value="0.95990897853615" calcext:value-type="float">
            <text:p>0,95990897853615</text:p>
          </table:table-cell>
          <table:table-cell office:value-type="float" office:value="0.33576909209958" calcext:value-type="float">
            <text:p>0,33576909209958</text:p>
          </table:table-cell>
          <table:table-cell/>
          <table:table-cell office:value-type="float" office:value="10.4370555830685" calcext:value-type="float">
            <text:p>10,4370555830685</text:p>
          </table:table-cell>
          <table:table-cell office:value-type="float" office:value="68.439888631446" calcext:value-type="float">
            <text:p>68,439888631446</text:p>
          </table:table-cell>
          <table:table-cell office:value-type="float" office:value="93.1261639966297" calcext:value-type="float">
            <text:p>93,1261639966297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</table:table-row>
      </table:table>
      <table:table table:name="SEQUENCE" table:style-name="ta1">
        <table:table-column table:style-name="co1" table:number-columns-repeated="6" table:default-cell-style-name="Default"/>
        <table:table-row table:style-name="ro1">
          <table:table-cell table:number-matrix-columns-spanned="3" table:number-matrix-rows-spanned="3" table:formula="of:=COM.GITHUB.JFERARD.LOPOLYFILL.LOPOLYFILLIMPL.LOPSEQUENCE(3;3;10;11)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matrix-columns-spanned="4" table:number-matrix-rows-spanned="2" table:formula="of:=COM.GITHUB.JFERARD.LOPOLYFILL.LOPOLYFILLIMPL.LOPSEQUENCE(2;4;10;11)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matrix-columns-spanned="5" table:number-matrix-rows-spanned="4" table:formula="of:=COM.GITHUB.JFERARD.LOPOLYFILL.LOPOLYFILLIMPL.LOPSEQUENCE(4;5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matrix-columns-spanned="6" table:number-matrix-rows-spanned="1" table:formula="of:=TEXT(DATE(YEAR(TODAY());COM.GITHUB.JFERARD.LOPOLYFILL.LOPOLYFILLIMPL.LOPSEQUENCE(1;6);1);&quot;mmm&quot;)" office:value-type="string" office:string-value="janv." calcext:value-type="string">
            <text:p>janv.</text:p>
          </table:table-cell>
          <table:table-cell office:value-type="string" office:string-value="févr." calcext:value-type="string">
            <text:p>févr.</text:p>
          </table:table-cell>
          <table:table-cell office:value-type="string" office:string-value="mars" calcext:value-type="string">
            <text:p>mars</text:p>
          </table:table-cell>
          <table:table-cell office:value-type="string" office:string-value="avr." calcext:value-type="string">
            <text:p>avr.</text:p>
          </table:table-cell>
          <table:table-cell office:value-type="string" office:string-value="mai" calcext:value-type="string">
            <text:p>mai</text:p>
          </table:table-cell>
          <table:table-cell office:value-type="string" office:string-value="juin" calcext:value-type="string">
            <text:p>jui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matrix-columns-spanned="1" table:number-matrix-rows-spanned="5" table:formula="of:=COM.GITHUB.JFERARD.LOPOLYFILL.LOPOLYFILLIMPL.LOPSEQUENCE(5;1;1001;1000)" office:value-type="float" office:value="1001" calcext:value-type="float">
            <text:p>1001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5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5"/>
        </table:table-row>
        <table:table-row table:style-name="ro1">
          <table:table-cell office:value-type="float" office:value="4001" calcext:value-type="float">
            <text:p>4001</text:p>
          </table:table-cell>
          <table:table-cell table:number-columns-repeated="5"/>
        </table:table-row>
        <table:table-row table:style-name="ro1">
          <table:table-cell office:value-type="float" office:value="5001" calcext:value-type="float">
            <text:p>5001</text:p>
          </table:table-cell>
          <table:table-cell table:number-columns-repeated="5"/>
        </table:table-row>
      </table:table>
      <table:table table:name="SORT" table:style-name="ta1"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3" office:value-type="string" calcext:value-type="string">
            <text:p>Product Name</text:p>
          </table:table-cell>
          <table:table-cell table:style-name="ce3" office:value-type="string" calcext:value-type="string">
            <text:p>Sales</text:p>
          </table:table-cell>
          <table:table-cell table:style-name="ce3" office:value-type="string" calcext:value-type="string">
            <text:p>Reven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cil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ebook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k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cil-case</text:p>
          </table:table-cell>
          <table:table-cell table:number-columns-repeated="2" office:value-type="string" calcext:value-type="string">
            <text:p>not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matrix-columns-spanned="3" table:number-matrix-rows-spanned="5" table:formula="of:=COM.GITHUB.JFERARD.LOPOLYFILL.LOPOLYFILLIMPL.LOPSORT([.A2:.C6];2;1)" office:value-type="string" office:string-value="book" calcext:value-type="string">
            <text:p>book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/>
          <table:table-cell table:number-matrix-columns-spanned="3" table:number-matrix-rows-spanned="6" table:formula="of:=COM.GITHUB.JFERARD.LOPOLYFILL.LOPOLYFILLIMPL.LOPSORT([.A1:.C6];1;1;1)" office:value-type="string" office:string-value="Product Name" calcext:value-type="string">
            <text:p>Product Name</text:p>
          </table:table-cell>
          <table:table-cell office:value-type="string" office:string-value="Revenue" calcext:value-type="string">
            <text:p>Revenue</text:p>
          </table:table-cell>
          <table:table-cell office:value-type="string" office:string-value="Sales" calcext:value-type="string">
            <text:p>Sales</text:p>
          </table:table-cell>
        </table:table-row>
        <table:table-row table:style-name="ro1">
          <table:table-cell office:value-type="string" office:string-value="pencil" calcext:value-type="string">
            <text:p>pencil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office:string-value="pencil" calcext:value-type="string">
            <text:p>pencil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office:string-value="notebook" calcext:value-type="string">
            <text:p>notebook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office:string-value="pen" calcext:value-type="string">
            <text:p>pen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office:string-value="pen" calcext:value-type="string">
            <text:p>pen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office:string-value="notebook" calcext:value-type="string">
            <text:p>notebook</text:p>
          </table:table-cell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office:string-value="pencil-case" calcext:value-type="string">
            <text:p>pencil-case</text:p>
          </table:table-cell>
          <table:table-cell office:value-type="string" office:string-value="not" calcext:value-type="string">
            <text:p>not</text:p>
          </table:table-cell>
          <table:table-cell office:value-type="string" office:string-value="not" calcext:value-type="string">
            <text:p>not</text:p>
          </table:table-cell>
          <table:table-cell/>
          <table:table-cell office:value-type="string" office:string-value="book" calcext:value-type="string">
            <text:p>book</text:p>
          </table:table-cell>
          <table:table-cell office:value-type="float" office:value="180" calcext:value-type="float">
            <text:p>18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4"/>
          <table:table-cell office:value-type="string" office:string-value="pencil-case" calcext:value-type="string">
            <text:p>pencil-case</text:p>
          </table:table-cell>
          <table:table-cell office:value-type="string" office:string-value="not" calcext:value-type="string">
            <text:p>not</text:p>
          </table:table-cell>
          <table:table-cell office:value-type="string" office:string-value="not" calcext:value-type="string">
            <text:p>not</text:p>
          </table:table-cell>
        </table:table-row>
        <table:table-row table:style-name="ro1">
          <table:table-cell table:number-matrix-columns-spanned="3" table:number-matrix-rows-spanned="5" table:formula="of:=COM.GITHUB.JFERARD.LOPOLYFILL.LOPOLYFILLIMPL.LOPSORT([.A2:.C6];3;-1)" office:value-type="string" office:string-value="pencil-case" calcext:value-type="string">
            <text:p>pencil-case</text:p>
          </table:table-cell>
          <table:table-cell office:value-type="string" office:string-value="not" calcext:value-type="string">
            <text:p>not</text:p>
          </table:table-cell>
          <table:table-cell office:value-type="string" office:string-value="not" calcext:value-type="string">
            <text:p>not</text:p>
          </table:table-cell>
          <table:table-cell table:number-columns-repeated="4"/>
        </table:table-row>
        <table:table-row table:style-name="ro1">
          <table:table-cell office:value-type="string" office:string-value="notebook" calcext:value-type="string">
            <text:p>notebook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string" office:string-value="book" calcext:value-type="string">
            <text:p>book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office:string-value="pen" calcext:value-type="string">
            <text:p>pen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string" office:string-value="pencil" calcext:value-type="string">
            <text:p>pencil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Units</text:p>
          </table:table-cell>
          <table:table-cell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pple</text:p>
          </table:table-cell>
          <table:table-cell office:value-type="float" office:value="6.38" calcext:value-type="float">
            <text:p>6,38</text:p>
          </table:table-cell>
          <table:table-cell/>
          <table:table-cell office:value-type="float" office:value="622" calcext:value-type="float">
            <text:p>622</text:p>
          </table:table-cell>
          <table:table-cell table:number-matrix-columns-spanned="1" table:number-matrix-rows-spanned="10" table:formula="of:=COM.GITHUB.JFERARD.LOPOLYFILL.LOPOLYFILLIMPL.LOPSORT([.F22:.F31];1;-1)" office:value-type="float" office:value="961" calcext:value-type="float">
            <text:p>961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Grape</text:p>
          </table:table-cell>
          <table:table-cell office:value-type="float" office:value="5.619" calcext:value-type="float">
            <text:p>5,619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Pear</text:p>
          </table:table-cell>
          <table:table-cell office:value-type="float" office:value="4.565" calcext:value-type="float">
            <text:p>4,565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Banana</text:p>
          </table:table-cell>
          <table:table-cell office:value-type="float" office:value="5.323" calcext:value-type="float">
            <text:p>5,323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Apple</text:p>
          </table:table-cell>
          <table:table-cell office:value-type="float" office:value="4.394" calcext:value-type="float">
            <text:p>4,394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Sravan</text:p>
          </table:table-cell>
          <table:table-cell office:value-type="string" calcext:value-type="string">
            <text:p>Grape</text:p>
          </table:table-cell>
          <table:table-cell office:value-type="float" office:value="7.195" calcext:value-type="float">
            <text:p>7,195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Pear</text:p>
          </table:table-cell>
          <table:table-cell office:value-type="float" office:value="5.231" calcext:value-type="float">
            <text:p>5,231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Banana</text:p>
          </table:table-cell>
          <table:table-cell office:value-type="float" office:value="2.427" calcext:value-type="float">
            <text:p>2,427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Banana</text:p>
          </table:table-cell>
          <table:table-cell office:value-type="float" office:value="4.213" calcext:value-type="float">
            <text:p>4,21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Pear</text:p>
          </table:table-cell>
          <table:table-cell office:value-type="float" office:value="3.239" calcext:value-type="float">
            <text:p>3,239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Grape</text:p>
          </table:table-cell>
          <table:table-cell office:value-type="float" office:value="6.42" calcext:value-type="float">
            <text:p>6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Apple</text:p>
          </table:table-cell>
          <table:table-cell office:value-type="float" office:value="1.31" calcext:value-type="float">
            <text:p>1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Banana</text:p>
          </table:table-cell>
          <table:table-cell office:value-type="float" office:value="6.274" calcext:value-type="float">
            <text:p>6,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Sravan</text:p>
          </table:table-cell>
          <table:table-cell office:value-type="string" calcext:value-type="string">
            <text:p>Pear</text:p>
          </table:table-cell>
          <table:table-cell office:value-type="float" office:value="4.894" calcext:value-type="float">
            <text:p>4,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Grape</text:p>
          </table:table-cell>
          <table:table-cell office:value-type="float" office:value="7.58" calcext:value-type="float">
            <text:p>7,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Apple</text:p>
          </table:table-cell>
          <table:table-cell office:value-type="float" office:value="9.814" calcext:value-type="float">
            <text:p>9,814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matrix-columns-spanned="1" table:number-matrix-rows-spanned="16" table:formula="of:=COM.GITHUB.JFERARD.LOPOLYFILL.LOPOLYFILLIMPL.LOPSORT([.A22:.A37])" office:value-type="string" office:string-value="East" calcext:value-type="string">
            <text:p>East</text:p>
          </table:table-cell>
          <table:table-cell table:number-matrix-columns-spanned="1" table:number-matrix-rows-spanned="16" table:formula="of:=COM.GITHUB.JFERARD.LOPOLYFILL.LOPOLYFILLIMPL.LOPSORT([.B22:.B37])" office:value-type="string" office:string-value="Amy" calcext:value-type="string">
            <text:p>Amy</text:p>
          </table:table-cell>
          <table:table-cell table:number-matrix-columns-spanned="1" table:number-matrix-rows-spanned="16" table:formula="of:=COM.GITHUB.JFERARD.LOPOLYFILL.LOPOLYFILLIMPL.LOPSORT([.C22:.C37])" office:value-type="string" office:string-value="Apple" calcext:value-type="string">
            <text:p>Appl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office:string-value="East" calcext:value-type="string">
            <text:p>East</text:p>
          </table:table-cell>
          <table:table-cell office:value-type="string" office:string-value="Amy" calcext:value-type="string">
            <text:p>Amy</text:p>
          </table:table-cell>
          <table:table-cell office:value-type="string" office:string-value="Apple" calcext:value-type="string">
            <text:p>Apple</text:p>
          </table:table-cell>
          <table:table-cell table:number-columns-repeated="4"/>
        </table:table-row>
        <table:table-row table:style-name="ro1">
          <table:table-cell office:value-type="string" office:string-value="East" calcext:value-type="string">
            <text:p>East</text:p>
          </table:table-cell>
          <table:table-cell office:value-type="string" office:string-value="Fred" calcext:value-type="string">
            <text:p>Fred</text:p>
          </table:table-cell>
          <table:table-cell office:value-type="string" office:string-value="Apple" calcext:value-type="string">
            <text:p>Apple</text:p>
          </table:table-cell>
          <table:table-cell/>
          <table:table-cell table:number-matrix-columns-spanned="2" table:number-matrix-rows-spanned="9" table:formula="of:=COM.GITHUB.JFERARD.LOPOLYFILL.LOPOLYFILLIMPL.LOPSORT(COM.GITHUB.JFERARD.LOPOLYFILL.LOPOLYFILLIMPL.LOPFILTER([.C22:.D37];[.D22:.D37]&gt;[.E40]);2;1)" office:value-type="string" office:string-value="Pear" calcext:value-type="string">
            <text:p>Pear</text:p>
          </table:table-cell>
          <table:table-cell office:value-type="float" office:value="5.231" calcext:value-type="float">
            <text:p>5,231</text:p>
          </table:table-cell>
          <table:table-cell/>
        </table:table-row>
        <table:table-row table:style-name="ro1">
          <table:table-cell office:value-type="string" office:string-value="East" calcext:value-type="string">
            <text:p>East</text:p>
          </table:table-cell>
          <table:table-cell office:value-type="string" office:string-value="Fred" calcext:value-type="string">
            <text:p>Fred</text:p>
          </table:table-cell>
          <table:table-cell office:value-type="string" office:string-value="Apple" calcext:value-type="string">
            <text:p>Apple</text:p>
          </table:table-cell>
          <table:table-cell/>
          <table:table-cell office:value-type="string" office:string-value="Banana" calcext:value-type="string">
            <text:p>Banana</text:p>
          </table:table-cell>
          <table:table-cell office:value-type="float" office:value="5.323" calcext:value-type="float">
            <text:p>5,323</text:p>
          </table:table-cell>
          <table:table-cell/>
        </table:table-row>
        <table:table-row table:style-name="ro1">
          <table:table-cell office:value-type="string" office:string-value="North" calcext:value-type="string">
            <text:p>North</text:p>
          </table:table-cell>
          <table:table-cell office:value-type="string" office:string-value="Fritz" calcext:value-type="string">
            <text:p>Fritz</text:p>
          </table:table-cell>
          <table:table-cell office:value-type="string" office:string-value="Banana" calcext:value-type="string">
            <text:p>Banana</text:p>
          </table:table-cell>
          <table:table-cell/>
          <table:table-cell office:value-type="string" office:string-value="Grape" calcext:value-type="string">
            <text:p>Grape</text:p>
          </table:table-cell>
          <table:table-cell office:value-type="float" office:value="5.619" calcext:value-type="float">
            <text:p>5,619</text:p>
          </table:table-cell>
          <table:table-cell/>
        </table:table-row>
        <table:table-row table:style-name="ro1">
          <table:table-cell office:value-type="string" office:string-value="North" calcext:value-type="string">
            <text:p>North</text:p>
          </table:table-cell>
          <table:table-cell office:value-type="string" office:string-value="Fritz" calcext:value-type="string">
            <text:p>Fritz</text:p>
          </table:table-cell>
          <table:table-cell office:value-type="string" office:string-value="Banana" calcext:value-type="string">
            <text:p>Banana</text:p>
          </table:table-cell>
          <table:table-cell/>
          <table:table-cell office:value-type="string" office:string-value="Banana" calcext:value-type="string">
            <text:p>Banana</text:p>
          </table:table-cell>
          <table:table-cell office:value-type="float" office:value="6.274" calcext:value-type="float">
            <text:p>6,274</text:p>
          </table:table-cell>
          <table:table-cell/>
        </table:table-row>
        <table:table-row table:style-name="ro1">
          <table:table-cell office:value-type="string" office:string-value="North" calcext:value-type="string">
            <text:p>North</text:p>
          </table:table-cell>
          <table:table-cell office:value-type="string" office:string-value="Hector" calcext:value-type="string">
            <text:p>Hector</text:p>
          </table:table-cell>
          <table:table-cell office:value-type="string" office:string-value="Banana" calcext:value-type="string">
            <text:p>Banana</text:p>
          </table:table-cell>
          <table:table-cell/>
          <table:table-cell office:value-type="string" office:string-value="Apple" calcext:value-type="string">
            <text:p>Apple</text:p>
          </table:table-cell>
          <table:table-cell office:value-type="float" office:value="6.38" calcext:value-type="float">
            <text:p>6,38</text:p>
          </table:table-cell>
          <table:table-cell/>
        </table:table-row>
        <table:table-row table:style-name="ro1">
          <table:table-cell office:value-type="string" office:string-value="North" calcext:value-type="string">
            <text:p>North</text:p>
          </table:table-cell>
          <table:table-cell office:value-type="string" office:string-value="Hector" calcext:value-type="string">
            <text:p>Hector</text:p>
          </table:table-cell>
          <table:table-cell office:value-type="string" office:string-value="Banana" calcext:value-type="string">
            <text:p>Banana</text:p>
          </table:table-cell>
          <table:table-cell/>
          <table:table-cell office:value-type="string" office:string-value="Grape" calcext:value-type="string">
            <text:p>Grape</text:p>
          </table:table-cell>
          <table:table-cell office:value-type="float" office:value="6.42" calcext:value-type="float">
            <text:p>6,42</text:p>
          </table:table-cell>
          <table:table-cell/>
        </table:table-row>
        <table:table-row table:style-name="ro1">
          <table:table-cell office:value-type="string" office:string-value="South" calcext:value-type="string">
            <text:p>South</text:p>
          </table:table-cell>
          <table:table-cell office:value-type="string" office:string-value="Sal" calcext:value-type="string">
            <text:p>Sal</text:p>
          </table:table-cell>
          <table:table-cell office:value-type="string" office:string-value="Grape" calcext:value-type="string">
            <text:p>Grape</text:p>
          </table:table-cell>
          <table:table-cell/>
          <table:table-cell office:value-type="string" office:string-value="Grape" calcext:value-type="string">
            <text:p>Grape</text:p>
          </table:table-cell>
          <table:table-cell office:value-type="float" office:value="7.195" calcext:value-type="float">
            <text:p>7,195</text:p>
          </table:table-cell>
          <table:table-cell/>
        </table:table-row>
        <table:table-row table:style-name="ro1">
          <table:table-cell office:value-type="string" office:string-value="South" calcext:value-type="string">
            <text:p>South</text:p>
          </table:table-cell>
          <table:table-cell office:value-type="string" office:string-value="Sal" calcext:value-type="string">
            <text:p>Sal</text:p>
          </table:table-cell>
          <table:table-cell office:value-type="string" office:string-value="Grape" calcext:value-type="string">
            <text:p>Grape</text:p>
          </table:table-cell>
          <table:table-cell/>
          <table:table-cell office:value-type="string" office:string-value="Grape" calcext:value-type="string">
            <text:p>Grape</text:p>
          </table:table-cell>
          <table:table-cell office:value-type="float" office:value="7.58" calcext:value-type="float">
            <text:p>7,58</text:p>
          </table:table-cell>
          <table:table-cell/>
        </table:table-row>
        <table:table-row table:style-name="ro1">
          <table:table-cell office:value-type="string" office:string-value="South" calcext:value-type="string">
            <text:p>South</text:p>
          </table:table-cell>
          <table:table-cell office:value-type="string" office:string-value="Sravan" calcext:value-type="string">
            <text:p>Sravan</text:p>
          </table:table-cell>
          <table:table-cell office:value-type="string" office:string-value="Grape" calcext:value-type="string">
            <text:p>Grape</text:p>
          </table:table-cell>
          <table:table-cell/>
          <table:table-cell office:value-type="string" office:string-value="Apple" calcext:value-type="string">
            <text:p>Apple</text:p>
          </table:table-cell>
          <table:table-cell office:value-type="float" office:value="9.814" calcext:value-type="float">
            <text:p>9,814</text:p>
          </table:table-cell>
          <table:table-cell/>
        </table:table-row>
        <table:table-row table:style-name="ro1">
          <table:table-cell office:value-type="string" office:string-value="South" calcext:value-type="string">
            <text:p>South</text:p>
          </table:table-cell>
          <table:table-cell office:value-type="string" office:string-value="Sravan" calcext:value-type="string">
            <text:p>Sravan</text:p>
          </table:table-cell>
          <table:table-cell office:value-type="string" office:string-value="Grape" calcext:value-type="string">
            <text:p>Grape</text:p>
          </table:table-cell>
          <table:table-cell table:number-columns-repeated="4"/>
        </table:table-row>
        <table:table-row table:style-name="ro1">
          <table:table-cell office:value-type="string" office:string-value="West" calcext:value-type="string">
            <text:p>West</text:p>
          </table:table-cell>
          <table:table-cell office:value-type="string" office:string-value="Tom" calcext:value-type="string">
            <text:p>Tom</text:p>
          </table:table-cell>
          <table:table-cell office:value-type="string" office:string-value="Pear" calcext:value-type="string">
            <text:p>Pear</text:p>
          </table:table-cell>
          <table:table-cell table:number-columns-repeated="4"/>
        </table:table-row>
        <table:table-row table:style-name="ro1">
          <table:table-cell office:value-type="string" office:string-value="West" calcext:value-type="string">
            <text:p>West</text:p>
          </table:table-cell>
          <table:table-cell office:value-type="string" office:string-value="Tom" calcext:value-type="string">
            <text:p>Tom</text:p>
          </table:table-cell>
          <table:table-cell office:value-type="string" office:string-value="Pear" calcext:value-type="string">
            <text:p>Pear</text:p>
          </table:table-cell>
          <table:table-cell table:number-columns-repeated="4"/>
        </table:table-row>
        <table:table-row table:style-name="ro1">
          <table:table-cell office:value-type="string" office:string-value="West" calcext:value-type="string">
            <text:p>West</text:p>
          </table:table-cell>
          <table:table-cell office:value-type="string" office:string-value="Xi" calcext:value-type="string">
            <text:p>Xi</text:p>
          </table:table-cell>
          <table:table-cell office:value-type="string" office:string-value="Pear" calcext:value-type="string">
            <text:p>Pear</text:p>
          </table:table-cell>
          <table:table-cell table:number-columns-repeated="4"/>
        </table:table-row>
        <table:table-row table:style-name="ro1">
          <table:table-cell office:value-type="string" office:string-value="West" calcext:value-type="string">
            <text:p>West</text:p>
          </table:table-cell>
          <table:table-cell office:value-type="string" office:string-value="Xi" calcext:value-type="string">
            <text:p>Xi</text:p>
          </table:table-cell>
          <table:table-cell office:value-type="string" office:string-value="Pear" calcext:value-type="string">
            <text:p>Pear</text:p>
          </table:table-cell>
          <table:table-cell table:number-columns-repeated="4"/>
        </table:table-row>
      </table:table>
      <table:table table:name="SORTBY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matrix-columns-spanned="3" table:number-matrix-rows-spanned="8" table:formula="of:=COM.GITHUB.JFERARD.LOPOLYFILL.LOPOLYFILLIMPL.LOPSORTBY([.A2:.C9];[.A2:.A9];1;[.C2:.C9];-1)" office:value-type="float" office:value="1" calcext:value-type="float">
            <text:p>1</text:p>
          </table:table-cell>
          <table:table-cell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office:string-value="a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office:string-value="f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office:string-value="e" calcext:value-type="string">
            <text:p>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office:string-value="h" calcext:value-type="string">
            <text:p>h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office:string-value="g" calcext:value-type="string">
            <text:p>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office:string-value="c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</table:table>
      <table:table table:name="UNIQUE" table:style-name="ta1">
        <table:table-column table:style-name="co1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matrix-columns-spanned="1" table:number-matrix-rows-spanned="8" table:formula="of:=COM.GITHUB.JFERARD.LOPOLYFILL.LOPOLYFILLIMPL.LOPUNIQUE([.A1:.A10])" office:value-type="float" office:value="1" calcext:value-type="float">
            <text:p>1</text:p>
          </table:table-cell>
          <table:table-cell/>
          <table:table-cell table:number-matrix-columns-spanned="1" table:number-matrix-rows-spanned="6" table:formula="of:=COM.GITHUB.JFERARD.LOPOLYFILL.LOPOLYFILLIMPL.LOPUNIQUE([.A1:.A10];;1)" office:value-type="float" office:value="1" calcext:value-type="float">
            <text:p>1</text:p>
          </table:table-cell>
          <table:table-cell/>
          <table:table-cell table:number-matrix-columns-spanned="5" table:number-matrix-rows-spanned="1" table:formula="of:=COM.GITHUB.JFERARD.LOPOLYFILL.LOPOLYFILLIMPL.LOPUNIQUE([.A1:.G1]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matrix-columns-spanned="2" table:number-matrix-rows-spanned="6" table:formula="of:=COM.GITHUB.JFERARD.LOPOLYFILL.LOPOLYFILLIMPL.LOPUNIQUE([.A22:.B2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matrix-columns-spanned="1" table:number-matrix-rows-spanned="1" table:formula="of:=COM.GITHUB.JFERARD.LOPOLYFILL.LOPOLYFILLIMPL.LOPUNIQUE([.A22:.A29])" office:value-type="float" office:value="1" calcext:value-type="float">
            <text:p>1</text:p>
          </table:table-cell>
          <table:table-cell table:number-columns-repeated="8"/>
        </table:table-row>
      </table:table>
      <table:table table:name="XLOOKUP" table:style-name="ta1">
        <table:table-column table:style-name="co1" table:number-columns-repeated="119" table:default-cell-style-name="Default"/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Helium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Oganesson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Og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Atomic Numb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.</text:p>
          </table:table-cell>
          <table:table-cell office:value-type="float" office:value="118" calcext:value-type="float">
            <text:p>118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elative Atomic Mass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4.0026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...</text:p>
          </table:table-cell>
          <table:table-cell office:value-type="float" office:value="294" calcext:value-type="float">
            <text:p>294</text:p>
          </table:table-cell>
          <table:table-cell table:number-columns-repeated="113"/>
        </table:table-row>
        <table:table-row table:style-name="ro1">
          <table:table-cell table:number-columns-repeated="119"/>
        </table:table-row>
        <table:table-row table:style-name="ro1">
          <table:table-cell table:number-matrix-columns-spanned="119" table:number-matrix-rows-spanned="1" table:formula="of:=COM.GITHUB.JFERARD.LOPOLYFILL.LOPOLYFILLIMPL.LOPXLOOKUP(&quot;Atomic Number&quot;;[.A2:.A4];[.A2:.DO4])" office:value-type="string" office:string-value="Atomic Number" calcext:value-type="string">
            <text:p>Atomic Numb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office:string-value="..." calcext:value-type="string">
            <text:p>...</text:p>
          </table:table-cell>
          <table:table-cell office:value-type="float" office:value="118" calcext:value-type="float">
            <text:p>11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table:number-columns-repeated="119"/>
        </table:table-row>
        <table:table-row table:style-name="ro1">
          <table:table-cell table:number-matrix-columns-spanned="1" table:number-matrix-rows-spanned="4" table:formula="of:=COM.GITHUB.JFERARD.LOPOLYFILL.LOPOLYFILLIMPL.LOPXLOOKUP(&quot;Helium&quot;;[.B1:.DO1];[.B1:.DO4])" office:value-type="string" office:string-value="Helium" calcext:value-type="string">
            <text:p>Helium</text:p>
          </table:table-cell>
          <table:table-cell table:number-columns-repeated="118"/>
        </table:table-row>
        <table:table-row table:style-name="ro1">
          <table:table-cell office:value-type="string" office:string-value="He" calcext:value-type="string">
            <text:p>He</text:p>
          </table:table-cell>
          <table:table-cell table:number-columns-repeated="1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8"/>
        </table:table-row>
        <table:table-row table:style-name="ro1">
          <table:table-cell office:value-type="string" office:string-value="4.0026" calcext:value-type="string">
            <text:p>4.0026</text:p>
          </table:table-cell>
          <table:table-cell table:number-columns-repeated="118"/>
        </table:table-row>
        <table:table-row table:style-name="ro1">
          <table:table-cell table:number-columns-repeated="119"/>
        </table:table-row>
        <table:table-row table:style-name="ro1">
          <table:table-cell table:number-matrix-columns-spanned="1" table:number-matrix-rows-spanned="1" table:formula="of:=COM.GITHUB.JFERARD.LOPOLYFILL.LOPOLYFILLIMPL.LOPXLOOKUP(&quot;Kryptonite&quot;;[.B1:.DO1];[.B1:.DO4];&quot;Unknown element&quot;)" office:value-type="string" office:string-value="Unknown element" calcext:value-type="string">
            <text:p>Unknown element</text:p>
          </table:table-cell>
          <table:table-cell table:number-columns-repeated="118"/>
        </table:table-row>
      </table:table>
      <table:table table:name="XMATCH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Helium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Oganesson</text:p>
          </table:table-cell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Og</text:p>
          </table:table-cell>
        </table:table-row>
        <table:table-row table:style-name="ro1">
          <table:table-cell office:value-type="string" calcext:value-type="string">
            <text:p>Atomic Numb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.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Relative Atomic Mass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4.0026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...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formula="of:=COM.GITHUB.JFERARD.LOPOLYFILL.LOPOLYFILLIMPL.LOPXMATCH(&quot;Atomic Number&quot;;[.A1:.A4])" office:value-type="float" office:value="3" calcext:value-type="float">
            <text:p>3</text:p>
          </table:table-cell>
          <table:table-cell/>
          <table:table-cell table:number-matrix-columns-spanned="1" table:number-matrix-rows-spanned="1" table:formula="of:=COM.GITHUB.JFERARD.LOPOLYFILL.LOPOLYFILLIMPL.LOPXMATCH(&quot;Atomic Number&quot;;[.A1:.A4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matrix-columns-spanned="1" table:number-matrix-rows-spanned="1" table:formula="of:=COM.GITHUB.JFERARD.LOPOLYFILL.LOPOLYFILLIMPL.LOPXMATCH(&quot;Li&quot;; [.A2:.DO2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formula="of:=COM.GITHUB.JFERARD.LOPOLYFILL.LOPOLYFILLIMPL.LOPXMATCH(&quot;Atomic *r&quot;;[.A1:.A4];2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formula="of:=COM.GITHUB.JFERARD.LOPOLYFILL.LOPOLYFILLIMPL.LOPXMATCH(&quot;Atomic .*r&quot;;[.A1:.A4];3)" office:value-type="float" office:value="3" calcext:value-type="float">
            <text:p>3</text:p>
          </table:table-cell>
          <table:table-cell table:number-columns-repeated="5"/>
        </table:table-row>
      </table:table>
      <table:table table:name="CHOOSECOL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3" table:number-matrix-rows-spanned="3" table:formula="of:=COM.GITHUB.JFERARD.LOPOLYFILL.LOPOLYFILLIMPL.LOPCHOOSECOLS([.A1:.E3];2;4;5)" office:value-type="string" office:string-value="BBB" calcext:value-type="string">
            <text:p>BBB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table:number-columns-repeated="2"/>
        </table:table-row>
        <table:table-row table:style-name="ro1">
          <table:table-cell office:value-type="string" office:string-value="LLL" calcext:value-type="string">
            <text:p>LLL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2" table:number-matrix-rows-spanned="3" table:formula="of:=COM.GITHUB.JFERARD.LOPOLYFILL.LOPOLYFILLIMPL.LOPCHOOSECOLS([.A1:.E3];1;-1)" office:value-type="string" office:string-value="AAA" calcext:value-type="string">
            <text:p>AAA</text:p>
          </table:table-cell>
          <table:table-cell office:value-type="string" office:string-value="EEE" calcext:value-type="string">
            <text:p>EEE</text:p>
          </table:table-cell>
          <table:table-cell table:number-columns-repeated="3"/>
        </table:table-row>
        <table:table-row table:style-name="ro1">
          <table:table-cell office:value-type="string" office:string-value="FFF" calcext:value-type="string">
            <text:p>FFF</text:p>
          </table:table-cell>
          <table:table-cell office:value-type="string" office:string-value="JJJ" calcext:value-type="string">
            <text:p>JJJ</text:p>
          </table:table-cell>
          <table:table-cell table:number-columns-repeated="3"/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OOO" calcext:value-type="string">
            <text:p>OOO</text:p>
          </table:table-cell>
          <table:table-cell table:number-columns-repeated="3"/>
        </table:table-row>
      </table:table>
      <table:table table:name="CHOOSEROW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5" table:number-matrix-rows-spanned="2" table:formula="of:=COM.GITHUB.JFERARD.LOPOLYFILL.LOPOLYFILLIMPL.LOPCHOOSEROWS([.A1:.E3];2;3)" office:value-type="string" office:string-value="FFF" calcext:value-type="string">
            <text:p>FFF</text:p>
          </table:table-cell>
          <table:table-cell>
            <text:p/>
          </table:table-cell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5" table:number-matrix-rows-spanned="2" table:formula="of:=COM.GITHUB.JFERARD.LOPOLYFILL.LOPOLYFILLIMPL.LOPCHOOSEROWS([.A1:.E3];1;-1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</table:table-row>
      </table:table>
      <table:table table:name="DROP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2" table:number-matrix-rows-spanned="2" table:formula="of:=COM.GITHUB.JFERARD.LOPOLYFILL.LOPOLYFILLIMPL.LOPDROP([.A1:.E3];1;3)"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table:number-columns-repeated="3"/>
        </table:table-row>
        <table:table-row table:style-name="ro1"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2" table:number-matrix-rows-spanned="2" table:formula="of:=COM.GITHUB.JFERARD.LOPOLYFILL.LOPOLYFILLIMPL.LOPDROP([.A1:.E3];-1;-3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office:string-value="FFF" calcext:value-type="string">
            <text:p>FFF</text:p>
          </table:table-cell>
          <table:table-cell>
            <text:p/>
          </table:table-cell>
          <table:table-cell table:number-columns-repeated="3"/>
        </table:table-row>
      </table:table>
      <table:table table:name="TAK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3" table:number-matrix-rows-spanned="3" table:formula="of:=COM.GITHUB.JFERARD.LOPOLYFILL.LOPOLYFILLIMPL.LOPTAKE([.A1:.E3];;3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table:number-columns-repeated="2"/>
        </table:table-row>
        <table:table-row table:style-name="ro1">
          <table:table-cell office:value-type="string" office:string-value="FFF" calcext:value-type="string">
            <text:p>FFF</text:p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4" table:number-matrix-rows-spanned="2" table:formula="of:=COM.GITHUB.JFERARD.LOPOLYFILL.LOPOLYFILLIMPL.LOPTAKE([.A1:.E3];2;4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/>
        </table:table-row>
        <table:table-row table:style-name="ro1">
          <table:table-cell office:value-type="string" office:string-value="FFF" calcext:value-type="string">
            <text:p>FFF</text:p>
          </table:table-cell>
          <table:table-cell>
            <text:p/>
          </table:table-cell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2" table:number-matrix-rows-spanned="2" table:formula="of:=COM.GITHUB.JFERARD.LOPOLYFILL.LOPOLYFILLIMPL.LOPTAKE([.A1:.E3];-2;-2)"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table:number-columns-repeated="3"/>
        </table:table-row>
        <table:table-row table:style-name="ro1"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table:number-columns-repeated="3"/>
        </table:table-row>
      </table:table>
      <table:table table:name="EXPAND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matrix-columns-spanned="7" table:number-matrix-rows-spanned="4" table:formula="of:=COM.GITHUB.JFERARD.LOPOLYFILL.LOPOLYFILLIMPL.LOPEXPAND([.A1:.E3];4;7;&quot;@@@&quot;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</table:table-row>
        <table:table-row table:style-name="ro1">
          <table:table-cell office:value-type="string" office:string-value="FFF" calcext:value-type="string">
            <text:p>FFF</text:p>
          </table:table-cell>
          <table:table-cell>
            <text:p/>
          </table:table-cell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</table:table-row>
        <table:table-row table:style-name="ro1"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</table:table-row>
      </table:table>
      <table:table table:name="HSTACK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matrix-columns-spanned="7" table:number-matrix-rows-spanned="5" table:formula="of:=COM.GITHUB.JFERARD.LOPOLYFILL.LOPOLYFILLIMPL.LOPHSTACK([.A1:.E3];[.N15:.O19]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  <table:table-cell office:value-type="string" office:string-value="PPP" calcext:value-type="string">
            <text:p>PPP</text:p>
          </table:table-cell>
          <table:table-cell office:value-type="string" office:string-value="QQQ" calcext:value-type="string">
            <text:p>QQQ</text:p>
          </table:table-cell>
          <table:table-cell table:number-columns-repeated="8"/>
        </table:table-row>
        <table:table-row table:style-name="ro1">
          <table:table-cell office:value-type="string" office:string-value="FFF" calcext:value-type="string">
            <text:p>FFF</text:p>
          </table:table-cell>
          <table:table-cell>
            <text:p/>
          </table:table-cell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office:value-type="string" office:string-value="RRR" calcext:value-type="string">
            <text:p>RRR</text:p>
          </table:table-cell>
          <table:table-cell office:value-type="string" office:string-value="SSS" calcext:value-type="string">
            <text:p>SSS</text:p>
          </table:table-cell>
          <table:table-cell table:number-columns-repeated="8"/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office:value-type="string" office:string-value="TTT" calcext:value-type="string">
            <text:p>TTT</text:p>
          </table:table-cell>
          <table:table-cell office:value-type="string" office:string-value="UUU" calcext:value-type="string">
            <text:p>UUU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string" office:string-value="VVV" calcext:value-type="string">
            <text:p>VVV</text:p>
          </table:table-cell>
          <table:table-cell office:value-type="string" office:string-value="WWW" calcext:value-type="string">
            <text:p>WWW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string" office:string-value="XXX" calcext:value-type="string">
            <text:p>XXX</text:p>
          </table:table-cell>
          <table:table-cell office:value-type="string" office:string-value="YYY" calcext:value-type="string">
            <text:p>YYY</text:p>
          </table:table-cell>
          <table:table-cell table:number-columns-repeated="8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PPP</text:p>
          </table:table-cell>
          <table:table-cell office:value-type="string" calcext:value-type="string">
            <text:p>QQQ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RRR</text:p>
          </table:table-cell>
          <table:table-cell office:value-type="string" calcext:value-type="string">
            <text:p>SS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TT</text:p>
          </table:table-cell>
          <table:table-cell office:value-type="string" calcext:value-type="string">
            <text:p>UUU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VVV</text:p>
          </table:table-cell>
          <table:table-cell office:value-type="string" calcext:value-type="string">
            <text:p>WWW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XXX</text:p>
          </table:table-cell>
          <table:table-cell office:value-type="string" calcext:value-type="string">
            <text:p>YYY</text:p>
          </table:table-cell>
        </table:table-row>
      </table:table>
      <table:table table:name="VSTACK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matrix-columns-spanned="5" table:number-matrix-rows-spanned="8" table:formula="of:=COM.GITHUB.JFERARD.LOPOLYFILL.LOPOLYFILLIMPL.LOPVSTACK([.A1:.E3];[.N15:.O19]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  <table:table-cell table:number-columns-repeated="10"/>
        </table:table-row>
        <table:table-row table:style-name="ro1">
          <table:table-cell office:value-type="string" office:string-value="FFF" calcext:value-type="string">
            <text:p>FFF</text:p>
          </table:table-cell>
          <table:table-cell>
            <text:p/>
          </table:table-cell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table:number-columns-repeated="10"/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table:number-columns-repeated="10"/>
        </table:table-row>
        <table:table-row table:style-name="ro1">
          <table:table-cell office:value-type="string" office:string-value="PPP" calcext:value-type="string">
            <text:p>PPP</text:p>
          </table:table-cell>
          <table:table-cell office:value-type="string" office:string-value="QQQ" calcext:value-type="string">
            <text:p>QQQ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"/>
        </table:table-row>
        <table:table-row table:style-name="ro1">
          <table:table-cell office:value-type="string" office:string-value="RRR" calcext:value-type="string">
            <text:p>RRR</text:p>
          </table:table-cell>
          <table:table-cell office:value-type="string" office:string-value="SSS" calcext:value-type="string">
            <text:p>SSS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"/>
        </table:table-row>
        <table:table-row table:style-name="ro1">
          <table:table-cell office:value-type="string" office:string-value="TTT" calcext:value-type="string">
            <text:p>TTT</text:p>
          </table:table-cell>
          <table:table-cell office:value-type="string" office:string-value="UUU" calcext:value-type="string">
            <text:p>UUU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"/>
        </table:table-row>
        <table:table-row table:style-name="ro1">
          <table:table-cell office:value-type="string" office:string-value="VVV" calcext:value-type="string">
            <text:p>VVV</text:p>
          </table:table-cell>
          <table:table-cell office:value-type="string" office:string-value="WWW" calcext:value-type="string">
            <text:p>WWW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"/>
        </table:table-row>
        <table:table-row table:style-name="ro1">
          <table:table-cell office:value-type="string" office:string-value="XXX" calcext:value-type="string">
            <text:p>XXX</text:p>
          </table:table-cell>
          <table:table-cell office:value-type="string" office:string-value="YYY" calcext:value-type="string">
            <text:p>YYY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PPP</text:p>
          </table:table-cell>
          <table:table-cell office:value-type="string" calcext:value-type="string">
            <text:p>QQQ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RRR</text:p>
          </table:table-cell>
          <table:table-cell office:value-type="string" calcext:value-type="string">
            <text:p>SS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TT</text:p>
          </table:table-cell>
          <table:table-cell office:value-type="string" calcext:value-type="string">
            <text:p>UUU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VVV</text:p>
          </table:table-cell>
          <table:table-cell office:value-type="string" calcext:value-type="string">
            <text:p>WWW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XXX</text:p>
          </table:table-cell>
          <table:table-cell office:value-type="string" calcext:value-type="string">
            <text:p>YYY</text:p>
          </table:table-cell>
        </table:table-row>
      </table:table>
      <table:table table:name="TOCOL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1" table:number-matrix-rows-spanned="15" table:formula="of:=COM.GITHUB.JFERARD.LOPOLYFILL.LOPOLYFILLIMPL.LOPTOCOL([.A1:.E3])" office:value-type="string" office:string-value="AAA" calcext:value-type="string">
            <text:p>AAA</text:p>
          </table:table-cell>
          <table:table-cell table:number-matrix-columns-spanned="1" table:number-matrix-rows-spanned="13" table:formula="of:=COM.GITHUB.JFERARD.LOPOLYFILL.LOPOLYFILLIMPL.LOPTOCOL([.A1:.E3];1)" office:value-type="string" office:string-value="AAA" calcext:value-type="string">
            <text:p>AAA</text:p>
          </table:table-cell>
          <table:table-cell table:number-matrix-columns-spanned="1" table:number-matrix-rows-spanned="13" table:formula="of:=COM.GITHUB.JFERARD.LOPOLYFILL.LOPOLYFILLIMPL.LOPTOCOL([.A1:.E3];1;TRUE())" office:value-type="string" office:string-value="AAA" calcext:value-type="string">
            <text:p>AAA</text:p>
          </table:table-cell>
          <table:table-cell table:number-columns-repeated="2"/>
        </table:table-row>
        <table:table-row table:style-name="ro1">
          <table:table-cell office:value-type="string" office:string-value="BBB" calcext:value-type="string">
            <text:p>BBB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FFF" calcext:value-type="string">
            <text:p>FFF</text:p>
          </table:table-cell>
          <table:table-cell table:number-columns-repeated="2"/>
        </table:table-row>
        <table:table-row table:style-name="ro1">
          <table:table-cell office:value-type="string" office:string-value="CCC" calcext:value-type="string">
            <text:p>CCC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KKK" calcext:value-type="string">
            <text:p>KKK</text:p>
          </table:table-cell>
          <table:table-cell table:number-columns-repeated="2"/>
        </table:table-row>
        <table:table-row table:style-name="ro1">
          <table:table-cell office:value-type="string" office:string-value="DDD" calcext:value-type="string">
            <text:p>DDD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BBB" calcext:value-type="string">
            <text:p>BBB</text:p>
          </table:table-cell>
          <table:table-cell table:number-columns-repeated="2"/>
        </table:table-row>
        <table:table-row table:style-name="ro1">
          <table:table-cell office:value-type="string" office:string-value="EEE" calcext:value-type="string">
            <text:p>EEE</text:p>
          </table:table-cell>
          <table:table-cell office:value-type="string" office:string-value="EEE" calcext:value-type="string">
            <text:p>EEE</text:p>
          </table:table-cell>
          <table:table-cell office:value-type="string" office:string-value="LLL" calcext:value-type="string">
            <text:p>LLL</text:p>
          </table:table-cell>
          <table:table-cell table:number-columns-repeated="2"/>
        </table:table-row>
        <table:table-row table:style-name="ro1">
          <table:table-cell office:value-type="string" office:string-value="FFF" calcext:value-type="string">
            <text:p>FFF</text:p>
          </table:table-cell>
          <table:table-cell office:value-type="string" office:string-value="FFF" calcext:value-type="string">
            <text:p>FFF</text:p>
          </table:table-cell>
          <table:table-cell office:value-type="string" office:string-value="CCC" calcext:value-type="string">
            <text:p>CCC</text:p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MMM" calcext:value-type="string">
            <text:p>MMM</text:p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 office:value-type="string" office:string-value="JJJ" calcext:value-type="string">
            <text:p>JJJ</text:p>
          </table:table-cell>
          <table:table-cell office:value-type="string" office:string-value="DDD" calcext:value-type="string">
            <text:p>DDD</text:p>
          </table:table-cell>
          <table:table-cell table:number-columns-repeated="2"/>
        </table:table-row>
        <table:table-row table:style-name="ro1">
          <table:table-cell office:value-type="string" office:string-value="III" calcext:value-type="string">
            <text:p>III</text:p>
          </table:table-cell>
          <table:table-cell office:value-type="string" office:string-value="KKK" calcext:value-type="string">
            <text:p>KKK</text:p>
          </table:table-cell>
          <table:table-cell office:value-type="string" office:string-value="III" calcext:value-type="string">
            <text:p>III</text:p>
          </table:table-cell>
          <table:table-cell table:number-columns-repeated="2"/>
        </table:table-row>
        <table:table-row table:style-name="ro1">
          <table:table-cell office:value-type="string" office:string-value="JJJ" calcext:value-type="string">
            <text:p>JJJ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NNN" calcext:value-type="string">
            <text:p>NNN</text:p>
          </table:table-cell>
          <table:table-cell table:number-columns-repeated="2"/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EEE" calcext:value-type="string">
            <text:p>EEE</text:p>
          </table:table-cell>
          <table:table-cell table:number-columns-repeated="2"/>
        </table:table-row>
        <table:table-row table:style-name="ro1">
          <table:table-cell office:value-type="string" office:string-value="LLL" calcext:value-type="string">
            <text:p>LLL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JJJ" calcext:value-type="string">
            <text:p>JJJ</text:p>
          </table:table-cell>
          <table:table-cell table:number-columns-repeated="2"/>
        </table:table-row>
        <table:table-row table:style-name="ro1">
          <table:table-cell office:value-type="string" office:string-value="MMM" calcext:value-type="string">
            <text:p>MMM</text:p>
          </table:table-cell>
          <table:table-cell office:value-type="string" office:string-value="OOO" calcext:value-type="string">
            <text:p>OOO</text:p>
          </table:table-cell>
          <table:table-cell office:value-type="string" office:string-value="OOO" calcext:value-type="string">
            <text:p>OOO</text:p>
          </table:table-cell>
          <table:table-cell table:number-columns-repeated="2"/>
        </table:table-row>
        <table:table-row table:style-name="ro1">
          <table:table-cell office:value-type="string" office:string-value="NNN" calcext:value-type="string">
            <text:p>NNN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office:string-value="OOO" calcext:value-type="string">
            <text:p>OOO</text:p>
          </table:table-cell>
          <table:table-cell table:style-name="ce2"/>
          <table:table-cell table:number-columns-repeated="3"/>
        </table:table-row>
      </table:table>
      <table:table table:name="TOROW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matrix-columns-spanned="15" table:number-matrix-rows-spanned="1" table:formula="of:=COM.GITHUB.JFERARD.LOPOLYFILL.LOPOLYFILLIMPL.LOPTOROW([.A1:.E3]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  <table:table-cell office:value-type="string" office:string-value="FFF" calcext:value-type="string">
            <text:p>FFF</text:p>
          </table:table-cell>
          <table:table-cell>
            <text:p/>
          </table:table-cell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</table:table-row>
        <table:table-row table:style-name="ro1">
          <table:table-cell table:number-matrix-columns-spanned="13" table:number-matrix-rows-spanned="1" table:formula="of:=COM.GITHUB.JFERARD.LOPOLYFILL.LOPOLYFILLIMPL.LOPTOROW([.A1:.E3];1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  <table:table-cell office:value-type="string" office:string-value="FFF" calcext:value-type="string">
            <text:p>FFF</text:p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table:number-columns-repeated="2"/>
        </table:table-row>
        <table:table-row table:style-name="ro1">
          <table:table-cell table:number-matrix-columns-spanned="13" table:number-matrix-rows-spanned="1" table:formula="of:=COM.GITHUB.JFERARD.LOPOLYFILL.LOPOLYFILLIMPL.LOPTOROW([.A1:.E3];1;TRUE())" office:value-type="string" office:string-value="AAA" calcext:value-type="string">
            <text:p>AAA</text:p>
          </table:table-cell>
          <table:table-cell office:value-type="string" office:string-value="FFF" calcext:value-type="string">
            <text:p>FFF</text:p>
          </table:table-cell>
          <table:table-cell office:value-type="string" office:string-value="KKK" calcext:value-type="string">
            <text:p>KKK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EEE" calcext:value-type="string">
            <text:p>EEE</text:p>
          </table:table-cell>
          <table:table-cell office:value-type="string" office:string-value="JJJ" calcext:value-type="string">
            <text:p>JJJ</text:p>
          </table:table-cell>
          <table:table-cell office:value-type="string" office:string-value="OOO" calcext:value-type="string">
            <text:p>OOO</text:p>
          </table:table-cell>
          <table:table-cell table:number-columns-repeated="2"/>
        </table:table-row>
        <table:table-row table:style-name="ro1" table:number-rows-repeated="10">
          <table:table-cell table:number-columns-repeated="15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>
          <table:table-cell/>
          <table:table-cell table:style-name="ce2"/>
          <table:table-cell table:number-columns-repeated="13"/>
        </table:table-row>
      </table:table>
      <table:table table:name="WRAPCOL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AA</text:p>
          </table:table-cell>
          <table:table-cell/>
          <table:table-cell table:number-matrix-columns-spanned="3" table:number-matrix-rows-spanned="6" table:formula="of:=com.github.jferard.lopolyfill.LoPolyfillImpl.lopWrapCols([.A1:.A15];6)" office:value-type="string" office:string-value="AAA" calcext:value-type="string">
            <text:p>AAA</text:p>
          </table:table-cell>
          <table:table-cell office:value-type="string" office:string-value="GGG" calcext:value-type="string">
            <text:p>GGG</text:p>
          </table:table-cell>
          <table:table-cell office:value-type="string" office:string-value="MMM" calcext:value-type="string">
            <text:p>MMM</text:p>
          </table:table-cell>
        </table:table-row>
        <table:table-row table:style-name="ro1">
          <table:table-cell office:value-type="string" calcext:value-type="string">
            <text:p>BBB</text:p>
          </table:table-cell>
          <table:table-cell/>
          <table:table-cell office:value-type="string" office:string-value="BBB" calcext:value-type="string">
            <text:p>BBB</text:p>
          </table:table-cell>
          <table:table-cell office:value-type="string" office:string-value="HHH" calcext:value-type="string">
            <text:p>HHH</text:p>
          </table:table-cell>
          <table:table-cell office:value-type="string" office:string-value="NNN" calcext:value-type="string">
            <text:p>NNN</text:p>
          </table:table-cell>
        </table:table-row>
        <table:table-row table:style-name="ro1">
          <table:table-cell office:value-type="string" calcext:value-type="string">
            <text:p>CCC</text:p>
          </table:table-cell>
          <table:table-cell/>
          <table:table-cell office:value-type="string" office:string-value="CCC" calcext:value-type="string">
            <text:p>CCC</text:p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OOO" calcext:value-type="string">
            <text:p>OOO</text:p>
          </table:table-cell>
        </table:table-row>
        <table:table-row table:style-name="ro1">
          <table:table-cell office:value-type="string" calcext:value-type="string">
            <text:p>DDD</text:p>
          </table:table-cell>
          <table:table-cell/>
          <table:table-cell office:value-type="string" office:string-value="DDD" calcext:value-type="string">
            <text:p>DDD</text:p>
          </table:table-cell>
          <table:table-cell office:value-type="string" office:string-value="JJJ" calcext:value-type="string">
            <text:p>JJJ</text:p>
          </table:table-cell>
          <table:table-cell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EEE</text:p>
          </table:table-cell>
          <table:table-cell/>
          <table:table-cell office:value-type="string" office:string-value="EEE" calcext:value-type="string">
            <text:p>EEE</text:p>
          </table:table-cell>
          <table:table-cell office:value-type="string" office:string-value="KKK" calcext:value-type="string">
            <text:p>KKK</text:p>
          </table:table-cell>
          <table:table-cell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/>
          <table:table-cell office:value-type="string" office:string-value="FFF" calcext:value-type="string">
            <text:p>FFF</text:p>
          </table:table-cell>
          <table:table-cell office:value-type="string" office:string-value="LLL" calcext:value-type="string">
            <text:p>LLL</text:p>
          </table:table-cell>
          <table:table-cell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GG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H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I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J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K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OO</text:p>
          </table:table-cell>
          <table:table-cell table:number-columns-repeated="4"/>
        </table:table-row>
      </table:table>
      <table:table table:name="WRAPROW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AA</text:p>
          </table:table-cell>
          <table:table-cell/>
          <table:table-cell table:number-matrix-columns-spanned="4" table:number-matrix-rows-spanned="4" table:formula="of:=com.github.jferard.lopolyfill.LoPolyfillImpl.lopWrapRows([.A1:.A15];4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</table:table-row>
        <table:table-row table:style-name="ro1">
          <table:table-cell office:value-type="string" calcext:value-type="string">
            <text:p>BBB</text:p>
          </table:table-cell>
          <table:table-cell/>
          <table:table-cell office:value-type="string" office:string-value="EEE" calcext:value-type="string">
            <text:p>EEE</text:p>
          </table:table-cell>
          <table:table-cell office:value-type="string" office:string-value="FFF" calcext:value-type="string">
            <text:p>FFF</text:p>
          </table:table-cell>
          <table:table-cell office:value-type="string" office:string-value="GGG" calcext:value-type="string">
            <text:p>GGG</text:p>
          </table:table-cell>
          <table:table-cell office:value-type="string" office:string-value="HHH" calcext:value-type="string">
            <text:p>HHH</text:p>
          </table:table-cell>
        </table:table-row>
        <table:table-row table:style-name="ro1">
          <table:table-cell office:value-type="string" calcext:value-type="string">
            <text:p>CCC</text:p>
          </table:table-cell>
          <table:table-cell/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</table:table-row>
        <table:table-row table:style-name="ro1">
          <table:table-cell office:value-type="string" calcext:value-type="string">
            <text:p>DDD</text:p>
          </table:table-cell>
          <table:table-cell/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EE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G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H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I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JJ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K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N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OO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 style:data-style-name="N2" text:time-value="21:28:10.6949652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19:14:07.211417892</meta:creation-date>
    <dc:date>2025-02-20T22:29:17.196108937</dc:date>
    <meta:editing-duration>PT20H58M51S</meta:editing-duration>
    <meta:editing-cycles>118</meta:editing-cycles>
    <meta:generator>LibreOffice/24.2.7.2$Linux_X86_64 LibreOffice_project/420$Build-2</meta:generator>
    <meta:document-statistic meta:table-count="19" meta:cell-count="1206" meta:object-count="0"/>
  </office:meta>
</office:document-meta>
</file>